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officeooo:rsid="001dd124" officeooo:paragraph-rsid="001dd124" style:font-size-asian="13.1000003814697pt" style:font-size-complex="15pt"/>
    </style:style>
    <style:style style:name="P2" style:family="paragraph" style:parent-style-name="Standard">
      <style:paragraph-properties fo:text-align="start" style:justify-single-word="false"/>
      <style:text-properties style:font-name="Calibri" fo:font-size="12pt" officeooo:rsid="001dd124" officeooo:paragraph-rsid="001dd124"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read of Storm’s End</text:p>
      <text:p text:style-name="P1"/>
      <text:p text:style-name="P2"><text:tab/><text:tab/><text:tab/>A Mother’s hands dip in water and pull out the sun.</text:p>
      <text:p text:style-name="P2"><text:tab/><text:tab/><text:tab/>From swirling chaos dark and cold,</text:p>
      <text:p text:style-name="P2"><text:tab/><text:tab/><text:tab/>came warms and light to see.</text:p>
      <text:p text:style-name="P2"><text:tab/><text:tab/><text:tab/>Night and day and time to grow old,</text:p>
      <text:p text:style-name="P2"><text:tab/><text:tab/><text:tab/>and fruit from bearing tree.</text:p>
      <text:p text:style-name="P2"><text:tab/><text:tab/><text:tab/>A Teacher’s hands dip in ink and pull out a pen.</text:p>
      <text:p text:style-name="P2"><text:tab/><text:tab/><text:tab/>A lettered people may grow wise,</text:p>
      <text:p text:style-name="P2"><text:tab/><text:tab/><text:tab/>Knowledge passed on and on.</text:p>
      <text:p text:style-name="P2"><text:tab/><text:tab/><text:tab/>Unwritten the sun does not rise,</text:p>
      <text:p text:style-name="P2"><text:tab/><text:tab/><text:tab/>for civilization’s dawn.</text:p>
      <text:p text:style-name="P2"/>
      <text:p text:style-name="P2"><text:tab/>They had not sen the sun for days. The storm raged outside the cabin as Naya read these words to her son. He had finally stopped crying from the cold that had come in the night. She had stretched canvas over the windows cut into the cabin walls, usually enough for the rain and even winters if the fire burned in the hearth, but the wind ripped at them and they flapped sounding like whips, the cold crept in with sprays of rain. Only a small fire burned with the logs too damp to catch well. </text:p>
      <text:p text:style-name="P2"><text:tab/>Naya huddled around the fire with her boy held to her chest reading not from the light of the smoky logs but from her counting candle. She was reading from the Keteb, the first holy book of three of the Lesh, her people of the land of lakes. The Keteb was the book of letters, it told of how they became a people with the development of the written word, the importance of education and the blessing of being a good teacher. The other books, the Neher book of transitions and the Sheher book of gifts, worked backward in their history. The Sheher told of the beginnings, the importance of connection to the land, and the Neher told of their settlement from being nomads and the importance of changing as the world changes around you. </text:p>
      <text:p text:style-name="P2"><text:tab/>The world was changing now, Naya could feel it. Nobody had ever seen a storm so strong last for so long. Lightning flashed and the candles glowed and flickered. The thunder that followed cracked like a felling oak and the cabin shook as if each log were shuddering in the memory of their own cutting. With the shudder the candle guttered out. It was time to see the witch.</text:p>
      <text:p text:style-name="P2"><text:tab/>A second cloak would likely not keep out the cold entirely, but Naya pulled one on anyway. Her son she swaddled to her chest, one hand on his back, the other held her cloaks around him. At a whim, she bundled the book against him, perhaps it would keep some of the water off his wrappings. Stepping out into the storm felt like plunging through the ice on the lake in winter. The shock froze her for a moment, then she pressed ahead. Wind buffeted her side to side seeming to come from all directions at once. Her boots splashed on the muddy road, inaudible in the cacophony of rain wind and thunder, but she trudged on. The witch’s tent wasn’t far but it felt like miles. Each flash of lightning revealed the vague shapes of the town around her all under the swaying trees. </text:p>
      <text:p text:style-name="P2"><text:tab/>The cold sat on her heavy and damp on both cloaks, each step an effort to pull from the black mud. If she had any other option she would never take her son out in these conditions, but the witch had promised her answers about the storm that now began to feel like the end of all things. Perhaps her son would teach a final book of the Lesh, a fourth book, The Book of the Storm. Finally a flash from the heavens, wherever they were, revealed the large cone at the edge of town that was the <text:soft-page-break/>witch’s tent. Naya almost lost a shoe in the mud when she picked up her pace in her rush to get out of the storm. </text:p>
      <text:p text:style-name="P2"><text:tab/>Inside was blessedly warm. It was dim with an eerie blue light from the fire in the middle of the room. A fire that threw up no smoke. Naya’s gut clenched as she pulled off her outer cloak; The witch’s dark craft was already in the room with her. A low hoarse voice called on her to approach the fire, inviting her to warm herself. Naya stole half a glance at the witch while she obeyed and she felt a fist grab hold of her insides. Ageless, one moment old and lined, the next with a new shift of the light young, and yet however light played, her face was strong, proud, and in her heavily lidded eyes was a wisdom and a hunger. </text:p>
      <text:p text:style-name="P2"><text:tab/>Her tent walls were lined with vines and in pots almost filling the space were plants of every color and shape. The only evidence that the tent was a residence was a thick bed sized mat to one wall with a green pillow that looked like a log. In the center, suspended above the fire on a rod between two tall prongs was a silver basin. To this the witch gestured with a hand whose wrinkles changed with the light just as her face. In the basin was murky water bubbling at a simmer.</text:p>
      <text:p text:style-name="P2"><text:tab/>“Look in the river water.”</text:p>
      <text:p text:style-name="P2"><text:tab/>Naya did. For a moment all Naya saw was the bubbles, but then giving Naya’s heart a twitch that made it feel like it had jumped into her throat, the bubbles cleared. The water became clear as a mirror and reflected stars it could not see. She crept closer and looked down into it, almost considering reaching in to pick out a star. A face loomed up, but it was not Naya’s. Instead, it was a girl’s, but not any girl Naya had ever seen. She wondered if it was a trick of the blue light, as it had painted all in the tent an ominous blue, but it appeared as if the girl in the witch’s mirror had green skin and darker green hair. But no, it must not be the light as the whites of her eyes were untouched by the fire’s glow, eyes that were too big for her face. Her hair floated around her as if she were under water. Then, it was revealed she was not alone. Beside her sat a boy on a muddy bed of a lake or pond, his hair too floating around his face, but otherwise with the normal features of someone who walked on land. His lips did not move, but she heard his voice in her head. </text:p>
      <text:p text:style-name="P2"><text:tab/>He said, “I too saw a storm just as the one that rages in your forest. The sort of storm that leaves trees felled and splintered in a ten acre boneyard, the kind of storm that springs new rivers. And yet, you should pray for the storm to go on for the storm’s end means the arrival of the Red Crown King. As the King conquers and grows in power, so does the storm that precedes him. </text:p>
      <text:p text:style-name="P2"><text:tab/>His armies come with sword and spear and a fury and fervor even the rivers say they’ve never seen before, and their fires so hot even the logs drenched by the storm will burn. Only women who may bear children and those docile enough to labor without fuss escape blade and flame. Your storm has been long. He is coming.”</text:p>
      <text:p text:style-name="P2"><text:tab/>The boy’s voice left Naya’s head, but before she could think to respond he was gone and the water boiled over, barely leaving her time to step back in shock. She looked up blinking, the witch was gone, as was the noise of the storm. Naya began to breathe hard, panic setting in with dread, her son rising and falling with each breath. She had no will to see a Red Crown King ruled world. She cast her eyes around the tent and spied a pot, wide and flat bottomed and rounded at its sides. She pulled out the white flowers inside and carried it out into the pale sunlight that was breaking through clouds. She knew that even now her people were coming out of homes for a slaughter they didn’t know was coming. </text:p>
      <text:p text:style-name="P2"><text:tab/>All around trees lay or hung splintered from split trunks. The Red Crown King hadn’t even arrived yet and the forest was already dead. Naya ran through the wreckage with only one small hope in her heart, and not for herself. The river was loud. It was swollen to the absolute height of the once deep banks rushing through reed and grass. Unwrapping her boy, Naya placed him in the flower pot <text:soft-page-break/>and out of the wrap fell the Keteb, Book of Letters. Wasting no time to deliberate, she placed it in the pot beside him, and with a kiss, sent them off. </text:p>
      <text:p text:style-name="P2"><text:tab/>Talia, concubine of the king, dipper her hands in the water and pulled out a flower pot, not yet knowing she was a mother.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9:29:35.409000000</meta:creation-date>
    <dc:date>2024-10-28T20:10:08.726000000</dc:date>
    <meta:editing-duration>PT40M33S</meta:editing-duration>
    <meta:editing-cycles>1</meta:editing-cycles>
    <meta:document-statistic meta:table-count="0" meta:image-count="0" meta:object-count="0" meta:page-count="3" meta:paragraph-count="25" meta:word-count="1480" meta:character-count="7680" meta:non-whitespace-character-count="6170"/>
    <meta:generator>LibreOffice/7.5.5.2$Windows_X86_64 LibreOffice_project/ca8fe7424262805f223b9a2334bc7181abbcbf5e</meta:generator>
  </office:meta>
</office:document-meta>
</file>